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645833333333333in"/>
    </style:style>
    <style:style style:name="co3" style:family="table-column">
      <style:table-column-properties fo:break-before="auto" style:column-width="6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top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DDDDDD" fo:border-top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fo:border-top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DDDDDD" fo:border-top="1.0pt solid #DDDDDD" style:vertical-align="top" fo:background-color="#F9F9F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4">
      <style:table-cell-properties fo:border-top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</text:p>
          </table:table-cell>
          <table:table-cell table:style-name="ce22" office:value-type="string">
            <text:p>Offense</text:p>
          </table:table-cell>
          <table:table-cell table:style-name="ce22" office:value-type="string">
            <text:p>Street</text:p>
          </table:table-cell>
          <table:table-cell table:style-name="ce22" office:value-type="string">
            <text:p>Sub</text:p>
          </table:table-cell>
          <table:table-cell table:style-name="ce22" office:value-type="string">
            <text:p>Zip</text:p>
          </table:table-cell>
          <table:table-cell table:style-name="ce22" office:value-type="string">
            <text:p>Area</text:p>
          </table:table-cell>
        </table:table-row>
        <table:table-row table:style-name="ro2">
          <table:table-cell table:style-name="ce23" office:value-type="date" office:date-value="2003-03-11T00:00:00">
            <text:p>3/11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AIRPOR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29T00:00:00">
            <text:p>3/29/2003</text:p>
          </table:table-cell>
          <table:table-cell table:style-name="ce22" office:value-type="string">
            <text:p>DRIVING UNDER THE INFLUENCE OF ALCOHOL</text:p>
          </table:table-cell>
          <table:table-cell table:style-name="ce22" office:value-type="string">
            <text:p>AIRPOR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11T00:00:00">
            <text:p>3/11/2003</text:p>
          </table:table-cell>
          <table:table-cell table:style-name="ce24" office:value-type="string">
            <text:p>POSSESSION OF MARIJUANA</text:p>
          </table:table-cell>
          <table:table-cell table:style-name="ce24" office:value-type="string">
            <text:p>AIRPOR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29T00:00:00">
            <text:p>3/29/2003</text:p>
          </table:table-cell>
          <table:table-cell table:style-name="ce22" office:value-type="string">
            <text:p>REFUSE BLOOD/BREATH TEST</text:p>
          </table:table-cell>
          <table:table-cell table:style-name="ce22" office:value-type="string">
            <text:p>AIRPOR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05T00:00:00">
            <text:p>3/5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ALABAMA DRIVE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07T00:00:00">
            <text:p>12/7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ALABAMA DRIVE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8T00:00:00">
            <text:p>11/28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ALABAMA LANE &amp; CHAPEL HILL LANE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0-15T00:00:00">
            <text:p>10/15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ANNS COURT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5T00:00:00">
            <text:p>10/1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ANNS COURT</text:p>
          </table:table-cell>
          <table:table-cell table:style-name="ce24" office:value-type="float" office:value="141">
            <text:p>141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07T00:00:00">
            <text:p>11/7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BARLOW ROAD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0T00:00:00">
            <text:p>9/20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BARLOW ROAD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1-21T00:00:00">
            <text:p>1/21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BARLOW ROAD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21T00:00:00">
            <text:p>1/21/2003</text:p>
          </table:table-cell>
          <table:table-cell table:style-name="ce24" office:value-type="string">
            <text:p>DAMAGEDAMAGE PROPERTY, PRIVATE</text:p>
          </table:table-cell>
          <table:table-cell table:style-name="ce24" office:value-type="string">
            <text:p>BARLOW ROAD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01T00:00:00">
            <text:p>11/1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BARLOW ROAD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2T00:00:00">
            <text:p>7/22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BARLOW ROAD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1-21T00:00:00">
            <text:p>1/21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BARLOW ROAD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4T00:00:00">
            <text:p>7/4/2003</text:p>
          </table:table-cell>
          <table:table-cell table:style-name="ce24" office:value-type="string">
            <text:p>TRESPASSING</text:p>
          </table:table-cell>
          <table:table-cell table:style-name="ce24" office:value-type="string">
            <text:p>BARLOW ROAD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9-17T00:00:00">
            <text:p>9/17/2003</text:p>
          </table:table-cell>
          <table:table-cell table:style-name="ce22" office:value-type="string">
            <text:p>TRESPASSING</text:p>
          </table:table-cell>
          <table:table-cell table:style-name="ce22" office:value-type="string">
            <text:p>BARLOW ROAD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7T00:00:00">
            <text:p>6/27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CARTERS NECK ROAD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5-13T00:00:00">
            <text:p>5/13/2003</text:p>
          </table:table-cell>
          <table:table-cell table:style-name="ce22" office:value-type="string">
            <text:p>RUNAWAY JUVENILE</text:p>
          </table:table-cell>
          <table:table-cell table:style-name="ce22" office:value-type="string">
            <text:p>CARTERS NECK ROAD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9T00:00:00">
            <text:p>12/29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CLARK LANE &amp; 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29T00:00:00">
            <text:p>12/29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CLARK LANE &amp; 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5T00:00:00">
            <text:p>6/5/2003</text:p>
          </table:table-cell>
          <table:table-cell table:style-name="ce24" office:value-type="string">
            <text:p>ABUSE AND NEGLECT OF CHILDREN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02T00:00:00">
            <text:p>6/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6T00:00:00">
            <text:p>12/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13T00:00:00">
            <text:p>6/13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6T00:00:00">
            <text:p>12/6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30T00:00:00">
            <text:p>6/30/2003</text:p>
          </table:table-cell>
          <table:table-cell table:style-name="ce22" office:value-type="string">
            <text:p>CONTRIBUTING TO THE DELINQUENCY OF A MINOR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9T00:00:00">
            <text:p>6/9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28T00:00:00">
            <text:p>6/28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02T00:00:00">
            <text:p>5/2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0-29T00:00:00">
            <text:p>10/29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9T00:00:00">
            <text:p>11/29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7-07T00:00:00">
            <text:p>7/7/2003</text:p>
          </table:table-cell>
          <table:table-cell table:style-name="ce22" office:value-type="string">
            <text:p>EMBEZZLEMENT &lt;$200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31T00:00:00">
            <text:p>12/31/2003</text:p>
          </table:table-cell>
          <table:table-cell table:style-name="ce24" office:value-type="string">
            <text:p>EMBEZZLEMENT &gt;=$200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31T00:00:00">
            <text:p>12/31/2003</text:p>
          </table:table-cell>
          <table:table-cell table:style-name="ce22" office:value-type="string">
            <text:p>EMBEZZLEMENT &gt;=$200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19T00:00:00">
            <text:p>2/19/2003</text:p>
          </table:table-cell>
          <table:table-cell table:style-name="ce24" office:value-type="string">
            <text:p>EMBEZZLEMENT &gt;=$200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26T00:00:00">
            <text:p>3/26/2003</text:p>
          </table:table-cell>
          <table:table-cell table:style-name="ce22" office:value-type="string">
            <text:p>FORGING, UTTERING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4" office:value-type="string">
            <text:p>FRAUD, ALL OTHERS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20T00:00:00">
            <text:p>8/20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28T00:00:00">
            <text:p>2/28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2-22T00:00:00">
            <text:p>2/22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14T00:00:00">
            <text:p>3/14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29T00:00:00">
            <text:p>6/29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9-17T00:00:00">
            <text:p>9/17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7-14T00:00:00">
            <text:p>7/14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6T00:00:00">
            <text:p>12/6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28T00:00:00">
            <text:p>3/28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29T00:00:00">
            <text:p>10/29/2003</text:p>
          </table:table-cell>
          <table:table-cell table:style-name="ce24" office:value-type="string">
            <text:p>MANUF, SALE, POSSESSION CONTROLLED SUBSTANCE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27T00:00:00">
            <text:p>8/27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30T00:00:00">
            <text:p>4/30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5-14T00:00:00">
            <text:p>5/14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30T00:00:00">
            <text:p>6/30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7-14T00:00:00">
            <text:p>7/14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6T00:00:00">
            <text:p>3/26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28T00:00:00">
            <text:p>8/28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02T00:00:00">
            <text:p>3/2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0-20T00:00:00">
            <text:p>10/20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9T00:00:00">
            <text:p>6/9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7-15T00:00:00">
            <text:p>7/15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3T00:00:00">
            <text:p>8/23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AST ROCHAMBEAU DR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2-14T00:00:00">
            <text:p>2/14/2003</text:p>
          </table:table-cell>
          <table:table-cell table:style-name="ce22" office:value-type="string">
            <text:p>SEXUAL BATTERY</text:p>
          </table:table-cell>
          <table:table-cell table:style-name="ce22" office:value-type="string">
            <text:p>EAST ROCHAMBEAU D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31T00:00:00">
            <text:p>7/31/2003</text:p>
          </table:table-cell>
          <table:table-cell table:style-name="ce24" office:value-type="string">
            <text:p>ABUSE AND NEGLECT OF CHILDREN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21T00:00:00">
            <text:p>3/21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9T00:00:00">
            <text:p>5/19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16T00:00:00">
            <text:p>12/16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5T00:00:00">
            <text:p>11/5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06T00:00:00">
            <text:p>11/6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5T00:00:00">
            <text:p>3/25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11T00:00:00">
            <text:p>12/11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2T00:00:00">
            <text:p>12/12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09T00:00:00">
            <text:p>12/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22T00:00:00">
            <text:p>4/22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7-23T00:00:00">
            <text:p>7/23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9T00:00:00">
            <text:p>6/9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1-24T00:00:00">
            <text:p>1/24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3T00:00:00">
            <text:p>9/13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4-15T00:00:00">
            <text:p>4/15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07T00:00:00">
            <text:p>4/7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30T00:00:00">
            <text:p>12/30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5T00:00:00">
            <text:p>4/15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11T00:00:00">
            <text:p>11/11/2003</text:p>
          </table:table-cell>
          <table:table-cell table:style-name="ce22" office:value-type="string">
            <text:p>DAMAGE PROPERTY, PUBLIC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9T00:00:00">
            <text:p>5/19/2003</text:p>
          </table:table-cell>
          <table:table-cell table:style-name="ce24" office:value-type="string">
            <text:p>DISORDERLY CONDUCT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20T00:00:00">
            <text:p>11/20/2003</text:p>
          </table:table-cell>
          <table:table-cell table:style-name="ce22" office:value-type="string">
            <text:p>DISORDERLY CONDUCT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2T00:00:00">
            <text:p>6/12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21T00:00:00">
            <text:p>3/21/2003</text:p>
          </table:table-cell>
          <table:table-cell table:style-name="ce22" office:value-type="string">
            <text:p>EMBEZZLEMENT &lt;$200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6T00:00:00">
            <text:p>8/26/2003</text:p>
          </table:table-cell>
          <table:table-cell table:style-name="ce24" office:value-type="string">
            <text:p>EMBEZZLEMENT &gt;=$200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12T00:00:00">
            <text:p>11/12/2003</text:p>
          </table:table-cell>
          <table:table-cell table:style-name="ce22" office:value-type="string">
            <text:p>FORGING PUBLIC RECORDS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3T00:00:00">
            <text:p>7/3/2003</text:p>
          </table:table-cell>
          <table:table-cell table:style-name="ce24" office:value-type="string">
            <text:p>FORGING, UTTERING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12T00:00:00">
            <text:p>11/12/2003</text:p>
          </table:table-cell>
          <table:table-cell table:style-name="ce22" office:value-type="string">
            <text:p>FORGING, UTTERING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3T00:00:00">
            <text:p>9/3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22T00:00:00">
            <text:p>11/22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30T00:00:00">
            <text:p>12/30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2-11T00:00:00">
            <text:p>2/11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8T00:00:00">
            <text:p>11/28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27T00:00:00">
            <text:p>3/27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0T00:00:00">
            <text:p>7/20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7-03T00:00:00">
            <text:p>7/3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2T00:00:00">
            <text:p>11/12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4-15T00:00:00">
            <text:p>4/15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3T00:00:00">
            <text:p>12/23/2003</text:p>
          </table:table-cell>
          <table:table-cell table:style-name="ce24" office:value-type="string">
            <text:p>LOST PROPERTY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21T00:00:00">
            <text:p>3/21/2003</text:p>
          </table:table-cell>
          <table:table-cell table:style-name="ce22" office:value-type="string">
            <text:p>MAIMING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2T00:00:00">
            <text:p>11/2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16T00:00:00">
            <text:p>12/16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17T00:00:00">
            <text:p>3/17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9-20T00:00:00">
            <text:p>9/20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05T00:00:00">
            <text:p>2/5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19T00:00:00">
            <text:p>8/19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2T00:00:00">
            <text:p>11/12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12T00:00:00">
            <text:p>6/12/2003</text:p>
          </table:table-cell>
          <table:table-cell table:style-name="ce22" office:value-type="string">
            <text:p>POSSESSION OF MARIJUANA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12T00:00:00">
            <text:p>11/12/2003</text:p>
          </table:table-cell>
          <table:table-cell table:style-name="ce24" office:value-type="string">
            <text:p>RUNAWAY JUVENILE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1-16T00:00:00">
            <text:p>1/16/2003</text:p>
          </table:table-cell>
          <table:table-cell table:style-name="ce22" office:value-type="string">
            <text:p>SEXUAL BATTERY</text:p>
          </table:table-cell>
          <table:table-cell table:style-name="ce22" office:value-type="string">
            <text:p>EAST ROCHAMBEAU DRIV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02T00:00:00">
            <text:p>5/2/2003</text:p>
          </table:table-cell>
          <table:table-cell table:style-name="ce24" office:value-type="string">
            <text:p>TRESPASSING</text:p>
          </table:table-cell>
          <table:table-cell table:style-name="ce24" office:value-type="string">
            <text:p>EAST ROCHAMBEAU DRIVE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16T00:00:00">
            <text:p>12/16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ENGLISH GARDEN WAY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19T00:00:00">
            <text:p>1/19/2003</text:p>
          </table:table-cell>
          <table:table-cell table:style-name="ce24" office:value-type="string">
            <text:p>ASSAULT, SIMPLE, DOMESTIC</text:p>
          </table:table-cell>
          <table:table-cell table:style-name="ce24" office:value-type="string">
            <text:p>EWELL ROAD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09T00:00:00">
            <text:p>6/9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EWELL ROAD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9T00:00:00">
            <text:p>6/9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EWELL ROAD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5-27T00:00:00">
            <text:p>5/27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EWELL ROAD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31T00:00:00">
            <text:p>1/31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EWELL ROAD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1-27T00:00:00">
            <text:p>1/27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EWELL ROAD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9T00:00:00">
            <text:p>6/9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EWELL ROAD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09T00:00:00">
            <text:p>6/9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EWELL ROAD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1-15T00:00:00">
            <text:p>1/15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EWELL ROAD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10T00:00:00">
            <text:p>8/10/2003</text:p>
          </table:table-cell>
          <table:table-cell table:style-name="ce22" office:value-type="string">
            <text:p>ABDUCTION &amp; KIDNAPPING</text:p>
          </table:table-cell>
          <table:table-cell table:style-name="ce22" office:value-type="string">
            <text:p>FENTON MILL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30T00:00:00">
            <text:p>10/30/2003</text:p>
          </table:table-cell>
          <table:table-cell table:style-name="ce24" office:value-type="string">
            <text:p>ABUSE AND NEGLECT OF CHILDREN</text:p>
          </table:table-cell>
          <table:table-cell table:style-name="ce24" office:value-type="string">
            <text:p>FENTON MILL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29T00:00:00">
            <text:p>12/29/2003</text:p>
          </table:table-cell>
          <table:table-cell table:style-name="ce22" office:value-type="string">
            <text:p>ABUSE AND NEGLECT OF CHILDREN</text:p>
          </table:table-cell>
          <table:table-cell table:style-name="ce22" office:value-type="string">
            <text:p>FENTON MILL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0T00:00:00">
            <text:p>8/10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FENTON MILL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06T00:00:00">
            <text:p>12/6/2003</text:p>
          </table:table-cell>
          <table:table-cell table:style-name="ce22" office:value-type="string">
            <text:p>ASSAULT, SIMPLE</text:p>
          </table:table-cell>
          <table:table-cell table:style-name="ce22" office:value-type="string">
            <text:p>FENTON MILL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13T00:00:00">
            <text:p>7/13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FENTON MILL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7-26T00:00:00">
            <text:p>7/26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FENTON MILL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8T00:00:00">
            <text:p>6/18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FENTON MILL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18T00:00:00">
            <text:p>6/18/2003</text:p>
          </table:table-cell>
          <table:table-cell table:style-name="ce22" office:value-type="string">
            <text:p>RECOVERED VEHICLE-STOLEN OTHER JURISDICTION</text:p>
          </table:table-cell>
          <table:table-cell table:style-name="ce22" office:value-type="string">
            <text:p>FENTON MILL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2T00:00:00">
            <text:p>12/12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FOREST LANE</text:p>
          </table:table-cell>
          <table:table-cell table:style-name="ce24" office:value-type="float" office:value="177">
            <text:p>177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1-15T00:00:00">
            <text:p>1/15/2003</text:p>
          </table:table-cell>
          <table:table-cell table:style-name="ce22" office:value-type="string">
            <text:p>CREDIT CARD FRAUD</text:p>
          </table:table-cell>
          <table:table-cell table:style-name="ce22" office:value-type="string">
            <text:p>HUDSON DRIV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4T00:00:00">
            <text:p>11/4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HUDSON DRIVE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0-16T00:00:00">
            <text:p>10/16/2003</text:p>
          </table:table-cell>
          <table:table-cell table:style-name="ce22" office:value-type="string">
            <text:p>ANNOYING PHONE CALLS</text:p>
          </table:table-cell>
          <table:table-cell table:style-name="ce22" office:value-type="string">
            <text:p>INDIANA LANE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17T00:00:00">
            <text:p>2/17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INDIANA LANE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01T00:00:00">
            <text:p>6/1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INDIANA LANE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8T00:00:00">
            <text:p>4/18/2003</text:p>
          </table:table-cell>
          <table:table-cell table:style-name="ce24" office:value-type="string">
            <text:p>ANNOYING PHONE CALLS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1-31T00:00:00">
            <text:p>1/31/2003</text:p>
          </table:table-cell>
          <table:table-cell table:style-name="ce22" office:value-type="string">
            <text:p>ASSAULT, AGGRAVATED, DOMESTIC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6T00:00:00">
            <text:p>6/6/2003</text:p>
          </table:table-cell>
          <table:table-cell table:style-name="ce24" office:value-type="string">
            <text:p>BURGLARY, BUSINESS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09T00:00:00">
            <text:p>8/9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6T00:00:00">
            <text:p>6/6/2003</text:p>
          </table:table-cell>
          <table:table-cell table:style-name="ce22" office:value-type="string">
            <text:p>DAMAGE PROPERTY, BUSINESS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09T00:00:00">
            <text:p>11/9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05T00:00:00">
            <text:p>3/5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2-14T00:00:00">
            <text:p>2/14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7T00:00:00">
            <text:p>4/17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05T00:00:00">
            <text:p>8/5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02T00:00:00">
            <text:p>9/2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9-04T00:00:00">
            <text:p>9/4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30T00:00:00">
            <text:p>9/30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03T00:00:00">
            <text:p>11/3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4T00:00:00">
            <text:p>11/4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24T00:00:00">
            <text:p>11/24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0T00:00:00">
            <text:p>12/10/2003</text:p>
          </table:table-cell>
          <table:table-cell table:style-name="ce24" office:value-type="string">
            <text:p>GAS THEFT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23T00:00:00">
            <text:p>12/23/2003</text:p>
          </table:table-cell>
          <table:table-cell table:style-name="ce22" office:value-type="string">
            <text:p>GAS THEFT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30T00:00:00">
            <text:p>3/30/2003</text:p>
          </table:table-cell>
          <table:table-cell table:style-name="ce24" office:value-type="string">
            <text:p>GRAFFITI ,PRIVATE PROPERTY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06T00:00:00">
            <text:p>6/6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31T00:00:00">
            <text:p>12/31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13T00:00:00">
            <text:p>11/13/2003</text:p>
          </table:table-cell>
          <table:table-cell table:style-name="ce22" office:value-type="string">
            <text:p>MISSING PERSON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9T00:00:00">
            <text:p>11/9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01T00:00:00">
            <text:p>8/1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7T00:00:00">
            <text:p>8/17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LIGHTFOO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2-27T00:00:00">
            <text:p>2/27/2003</text:p>
          </table:table-cell>
          <table:table-cell table:style-name="ce22" office:value-type="string">
            <text:p>UNAUTHORIZED USE OF AUTO</text:p>
          </table:table-cell>
          <table:table-cell table:style-name="ce22" office:value-type="string">
            <text:p>LIGHTFOO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2T00:00:00">
            <text:p>6/2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LIGHTFOOT ROAD &amp; 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04T00:00:00">
            <text:p>3/4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LONDONDERRY DRIV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27T00:00:00">
            <text:p>6/27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LONDONDERRY DRIVE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2-13T00:00:00">
            <text:p>2/13/2003</text:p>
          </table:table-cell>
          <table:table-cell table:style-name="ce22" office:value-type="string">
            <text:p>MISSING PERSON</text:p>
          </table:table-cell>
          <table:table-cell table:style-name="ce22" office:value-type="string">
            <text:p>LONDONDERRY DRIV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29T00:00:00">
            <text:p>9/29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11T00:00:00">
            <text:p>3/11/2003</text:p>
          </table:table-cell>
          <table:table-cell table:style-name="ce22" office:value-type="string">
            <text:p>BAD CHECKS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9T00:00:00">
            <text:p>7/9/2003</text:p>
          </table:table-cell>
          <table:table-cell table:style-name="ce24" office:value-type="string">
            <text:p>BURGLARY (HOTEL/STORAGE FACILITY)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06T00:00:00">
            <text:p>6/6/2003</text:p>
          </table:table-cell>
          <table:table-cell table:style-name="ce22" office:value-type="string">
            <text:p>BURGLARY, BUSINESS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2T00:00:00">
            <text:p>8/22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04T00:00:00">
            <text:p>8/4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5T00:00:00">
            <text:p>11/25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07T00:00:00">
            <text:p>3/7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8T00:00:00">
            <text:p>11/28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23T00:00:00">
            <text:p>11/23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3T00:00:00">
            <text:p>12/3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9-15T00:00:00">
            <text:p>9/15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30T00:00:00">
            <text:p>11/30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30T00:00:00">
            <text:p>11/30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6T00:00:00">
            <text:p>6/6/2003</text:p>
          </table:table-cell>
          <table:table-cell table:style-name="ce22" office:value-type="string">
            <text:p>DAMAGE PROPERTY, BUSINESS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30T00:00:00">
            <text:p>8/30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5T00:00:00">
            <text:p>9/15/2003</text:p>
          </table:table-cell>
          <table:table-cell table:style-name="ce24" office:value-type="string">
            <text:p>DRIVING UNDER THE INFLUENCE OF ALCOHOL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10T00:00:00">
            <text:p>8/10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2T00:00:00">
            <text:p>9/12/2003</text:p>
          </table:table-cell>
          <table:table-cell table:style-name="ce24" office:value-type="string">
            <text:p>DRIVING W/SUSPENDED OR REVOKED LICENSE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7-12T00:00:00">
            <text:p>7/12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30T00:00:00">
            <text:p>8/30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7-09T00:00:00">
            <text:p>7/9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23T00:00:00">
            <text:p>7/23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0-15T00:00:00">
            <text:p>10/15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21T00:00:00">
            <text:p>8/21/2003</text:p>
          </table:table-cell>
          <table:table-cell table:style-name="ce24" office:value-type="string">
            <text:p>LARCENY,FROM MOTOR VEHICLE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31T00:00:00">
            <text:p>8/31/2003</text:p>
          </table:table-cell>
          <table:table-cell table:style-name="ce22" office:value-type="string">
            <text:p>MOTOR VEHICLE THEFT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06T00:00:00">
            <text:p>6/6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7-27T00:00:00">
            <text:p>7/27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14T00:00:00">
            <text:p>4/14/2003</text:p>
          </table:table-cell>
          <table:table-cell table:style-name="ce24" office:value-type="string">
            <text:p>PETIT LARCENY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20T00:00:00">
            <text:p>8/20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7-02T00:00:00">
            <text:p>7/2/2003</text:p>
          </table:table-cell>
          <table:table-cell table:style-name="ce24" office:value-type="string">
            <text:p>POSSESSION OF MARIJUANA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9-15T00:00:00">
            <text:p>9/15/2003</text:p>
          </table:table-cell>
          <table:table-cell table:style-name="ce22" office:value-type="string">
            <text:p>POSSESSION OF MARIJUANA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09T00:00:00">
            <text:p>11/9/2003</text:p>
          </table:table-cell>
          <table:table-cell table:style-name="ce24" office:value-type="string">
            <text:p>POSSESSION OF MARIJUANA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9-12T00:00:00">
            <text:p>9/12/2003</text:p>
          </table:table-cell>
          <table:table-cell table:style-name="ce22" office:value-type="string">
            <text:p>RECKLESS - GENERAL</text:p>
          </table:table-cell>
          <table:table-cell table:style-name="ce22" office:value-type="string">
            <text:p>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5T00:00:00">
            <text:p>9/15/2003</text:p>
          </table:table-cell>
          <table:table-cell table:style-name="ce24" office:value-type="string">
            <text:p>REFUSE BLOOD/BREATH TEST</text:p>
          </table:table-cell>
          <table:table-cell table:style-name="ce24" office:value-type="string">
            <text:p>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08T00:00:00">
            <text:p>3/8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MOORETOWN ROAD, RR TRA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08T00:00:00">
            <text:p>3/8/2003</text:p>
          </table:table-cell>
          <table:table-cell table:style-name="ce24" office:value-type="string">
            <text:p>TRESPASSING</text:p>
          </table:table-cell>
          <table:table-cell table:style-name="ce24" office:value-type="string">
            <text:p>MOORETOWN ROAD, RR TRACKS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28T00:00:00">
            <text:p>8/28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NEVADA LANE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5-16T00:00:00">
            <text:p>5/16/2003</text:p>
          </table:table-cell>
          <table:table-cell table:style-name="ce24" office:value-type="string">
            <text:p>ASSAULT, SIMPLE</text:p>
          </table:table-cell>
          <table:table-cell table:style-name="ce24" office:value-type="string">
            <text:p>NEWMAN RAN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5-16T00:00:00">
            <text:p>5/16/2003</text:p>
          </table:table-cell>
          <table:table-cell table:style-name="ce22" office:value-type="string">
            <text:p>OBSTRUCTING JUSTICE</text:p>
          </table:table-cell>
          <table:table-cell table:style-name="ce22" office:value-type="string">
            <text:p>NEWMAN RAN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2T00:00:00">
            <text:p>11/22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NEWMA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4-02T00:00:00">
            <text:p>4/2/2003</text:p>
          </table:table-cell>
          <table:table-cell table:style-name="ce22" office:value-type="string">
            <text:p>DRUNK IN PUBLIC</text:p>
          </table:table-cell>
          <table:table-cell table:style-name="ce22" office:value-type="string">
            <text:p>NEWMA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6-10T00:00:00">
            <text:p>6/10/2003</text:p>
          </table:table-cell>
          <table:table-cell table:style-name="ce24" office:value-type="string">
            <text:p>IMPERSONATING LAW ENFORCEMENT OFFICER</text:p>
          </table:table-cell>
          <table:table-cell table:style-name="ce24" office:value-type="string">
            <text:p>NEWMAN ROAD &amp; FENTON MILL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26T00:00:00">
            <text:p>11/26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NINA CIRCLE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21T00:00:00">
            <text:p>3/21/2003</text:p>
          </table:table-cell>
          <table:table-cell table:style-name="ce24" office:value-type="string">
            <text:p>ASSAULT, AGGRAVATED, DOMESTIC</text:p>
          </table:table-cell>
          <table:table-cell table:style-name="ce24" office:value-type="string">
            <text:p>OAKTREE ROAD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22T00:00:00">
            <text:p>3/22/2003</text:p>
          </table:table-cell>
          <table:table-cell table:style-name="ce22" office:value-type="string">
            <text:p>MOTOR VEHICLE THEFT</text:p>
          </table:table-cell>
          <table:table-cell table:style-name="ce22" office:value-type="string">
            <text:p>OAKTREE ROAD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05T00:00:00">
            <text:p>3/5/2003</text:p>
          </table:table-cell>
          <table:table-cell table:style-name="ce24" office:value-type="string">
            <text:p>BURGLARY, RESIDENTIAL</text:p>
          </table:table-cell>
          <table:table-cell table:style-name="ce24" office:value-type="string">
            <text:p>OAKTREE ROAD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05T00:00:00">
            <text:p>3/5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OAKTREE ROAD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05T00:00:00">
            <text:p>3/5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OAKTREE ROAD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26T00:00:00">
            <text:p>12/26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OLD 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26T00:00:00">
            <text:p>12/26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OLD MOORETOWN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2-26T00:00:00">
            <text:p>12/26/2003</text:p>
          </table:table-cell>
          <table:table-cell table:style-name="ce22" office:value-type="string">
            <text:p>PETIT LARCENY</text:p>
          </table:table-cell>
          <table:table-cell table:style-name="ce22" office:value-type="string">
            <text:p>OLD MOORETOWN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1-21T00:00:00">
            <text:p>11/21/2003</text:p>
          </table:table-cell>
          <table:table-cell table:style-name="ce24" office:value-type="string">
            <text:p>CREDIT CARD THEFT</text:p>
          </table:table-cell>
          <table:table-cell table:style-name="ce24" office:value-type="string">
            <text:p>OLD TAYLOR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3-22T00:00:00">
            <text:p>3/22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RED DIRT ROA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10T00:00:00">
            <text:p>3/10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RED DIRT ROAD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16T00:00:00">
            <text:p>6/16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ROCHAMBEAU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2-26T00:00:00">
            <text:p>2/26/2003</text:p>
          </table:table-cell>
          <table:table-cell table:style-name="ce24" office:value-type="string">
            <text:p>AGGRAVATED SEXUAL BATTERY</text:p>
          </table:table-cell>
          <table:table-cell table:style-name="ce24" office:value-type="string">
            <text:p>SCHENCK DRIVE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01T00:00:00">
            <text:p>11/1/2003</text:p>
          </table:table-cell>
          <table:table-cell table:style-name="ce22" office:value-type="string">
            <text:p>ASSAULT, SIMPLE, DOMESTIC</text:p>
          </table:table-cell>
          <table:table-cell table:style-name="ce22" office:value-type="string">
            <text:p>SCHENCK DRIV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25T00:00:00">
            <text:p>4/25/2003</text:p>
          </table:table-cell>
          <table:table-cell table:style-name="ce24" office:value-type="string">
            <text:p>DRUNK IN PUBLIC</text:p>
          </table:table-cell>
          <table:table-cell table:style-name="ce24" office:value-type="string">
            <text:p>SCHENCK DRIVE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1-03T00:00:00">
            <text:p>1/3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SCHENK DRIV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10T00:00:00">
            <text:p>3/10/2003</text:p>
          </table:table-cell>
          <table:table-cell table:style-name="ce24" office:value-type="string">
            <text:p>CITIZEN REQUESTED ASSISTANCE</text:p>
          </table:table-cell>
          <table:table-cell table:style-name="ce24" office:value-type="string">
            <text:p>SCHENK DRIVE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1-28T00:00:00">
            <text:p>11/28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SCHENK DRIV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02T00:00:00">
            <text:p>12/2/2003</text:p>
          </table:table-cell>
          <table:table-cell table:style-name="ce24" office:value-type="string">
            <text:p>DISORDERLY CONDUCT</text:p>
          </table:table-cell>
          <table:table-cell table:style-name="ce24" office:value-type="string">
            <text:p>SCHENK DRIVE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7-12T00:00:00">
            <text:p>7/12/2003</text:p>
          </table:table-cell>
          <table:table-cell table:style-name="ce22" office:value-type="string">
            <text:p>DRIVING W/SUSPENDED OR REVOKED LICENSE</text:p>
          </table:table-cell>
          <table:table-cell table:style-name="ce22" office:value-type="string">
            <text:p>SCHENK ROAD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4-02T00:00:00">
            <text:p>4/2/2003</text:p>
          </table:table-cell>
          <table:table-cell table:style-name="ce24" office:value-type="string">
            <text:p>ATTEMPTED SUICIDE</text:p>
          </table:table-cell>
          <table:table-cell table:style-name="ce24" office:value-type="string">
            <text:p>SKIMINO ROAD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2-21T00:00:00">
            <text:p>2/21/2003</text:p>
          </table:table-cell>
          <table:table-cell table:style-name="ce22" office:value-type="string">
            <text:p>BURGLARY, RESIDENTIAL</text:p>
          </table:table-cell>
          <table:table-cell table:style-name="ce22" office:value-type="string">
            <text:p>SKIMINO ROAD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4T00:00:00">
            <text:p>10/14/2003</text:p>
          </table:table-cell>
          <table:table-cell table:style-name="ce24" office:value-type="string">
            <text:p>BURGLARY, RESIDENTIAL</text:p>
          </table:table-cell>
          <table:table-cell table:style-name="ce24" office:value-type="string">
            <text:p>SKIMINO ROAD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4-25T00:00:00">
            <text:p>4/25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SKIMINO ROAD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3-15T00:00:00">
            <text:p>3/15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SKIMINO ROAD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10-14T00:00:00">
            <text:p>10/14/2003</text:p>
          </table:table-cell>
          <table:table-cell table:style-name="ce22" office:value-type="string">
            <text:p>DAMAGE PROPERTY, PRIVATE</text:p>
          </table:table-cell>
          <table:table-cell table:style-name="ce22" office:value-type="string">
            <text:p>SKIMINO ROAD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2-12T00:00:00">
            <text:p>12/12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SKIMINO ROAD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2-21T00:00:00">
            <text:p>2/21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SKIMINO ROAD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10-14T00:00:00">
            <text:p>10/14/2003</text:p>
          </table:table-cell>
          <table:table-cell table:style-name="ce24" office:value-type="string">
            <text:p>GRAND LARCENY</text:p>
          </table:table-cell>
          <table:table-cell table:style-name="ce24" office:value-type="string">
            <text:p>SKIMINO ROAD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1-31T00:00:00">
            <text:p>1/31/2003</text:p>
          </table:table-cell>
          <table:table-cell table:style-name="ce22" office:value-type="string">
            <text:p>LARCENY,FROM MOTOR VEHICLE</text:p>
          </table:table-cell>
          <table:table-cell table:style-name="ce22" office:value-type="string">
            <text:p>SKIMNO DRIVE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9-17T00:00:00">
            <text:p>9/17/2003</text:p>
          </table:table-cell>
          <table:table-cell table:style-name="ce22" office:value-type="string">
            <text:p>DAMAGE PROPERTY, PRIVATE</text:p>
          </table:table-cell>
          <table:table-cell table:style-name="ce24" office:value-type="string">
            <text:p>WESTMINISTER PLACE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8-12T00:00:00">
            <text:p>8/12/2003</text:p>
          </table:table-cell>
          <table:table-cell table:style-name="ce22" office:value-type="string">
            <text:p>GRAND LARCENY</text:p>
          </table:table-cell>
          <table:table-cell table:style-name="ce22" office:value-type="string">
            <text:p>WICHITA LANE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3" office:value-type="date" office:date-value="2003-08-12T00:00:00">
            <text:p>8/12/2003</text:p>
          </table:table-cell>
          <table:table-cell table:style-name="ce24" office:value-type="string">
            <text:p>MOTOR VEHICLE THEFT</text:p>
          </table:table-cell>
          <table:table-cell table:style-name="ce24" office:value-type="string">
            <text:p>WICHITA LANE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23188">
            <text:p>23188</text:p>
          </table:table-cell>
          <table:table-cell table:style-name="ce24" office:value-type="float" office:value="300">
            <text:p>300</text:p>
          </table:table-cell>
        </table:table-row>
        <table:table-row table:style-name="ro2">
          <table:table-cell table:style-name="ce25" office:value-type="date" office:date-value="2003-06-16T00:00:00">
            <text:p>6/16/2003</text:p>
          </table:table-cell>
          <table:table-cell table:style-name="ce22" office:value-type="string">
            <text:p>CITIZEN REQUESTED ASSISTANCE</text:p>
          </table:table-cell>
          <table:table-cell table:style-name="ce22" office:value-type="string">
            <text:p>WILSON DRIVE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3188">
            <text:p>23188</text:p>
          </table:table-cell>
          <table:table-cell table:style-name="ce22" office:value-type="float" office:value="300">
            <text:p>3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